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canner.sc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Scanner.MockScanner( Object instance ,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canner.preparedMock( Object instance , Field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canner.isMockOrSpy( Objec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anner.isAnnotatedByMockOrSpy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anner.addPreparedMocks( Set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